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1">
      <style:text-properties officeooo:rsid="0019f188" officeooo:paragraph-rsid="0019f188"/>
    </style:style>
    <style:style style:name="P7" style:family="paragraph" style:parent-style-name="Text_20_body" style:list-style-name="L2">
      <style:text-properties officeooo:rsid="0019f188" officeooo:paragraph-rsid="0019f188"/>
    </style:style>
    <style:style style:name="P8" style:family="paragraph" style:parent-style-name="Text_20_body" style:list-style-name="L2">
      <style:text-properties officeooo:rsid="0005becd" officeooo:paragraph-rsid="0019f188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rsid="001b20fc" officeooo:paragraph-rsid="001b20fc"/>
    </style:style>
    <style:style style:name="P11" style:family="paragraph" style:parent-style-name="Text_20_body" style:list-style-name="L3">
      <style:paragraph-properties>
        <style:tab-stops/>
      </style:paragraph-properties>
      <style:text-properties fo:font-size="12pt" officeooo:rsid="001da135" officeooo:paragraph-rsid="001da135" style:font-size-asian="10.5pt" style:font-size-complex="12pt"/>
    </style:style>
    <style:style style:name="P12" style:family="paragraph" style:parent-style-name="Heading_20_2">
      <style:text-properties officeooo:rsid="0002262d"/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fo:font-size="8pt" officeooo:rsid="00032eb0" style:font-size-asian="8pt" style:font-size-complex="8pt"/>
    </style:style>
    <style:style style:name="T2" style:family="text">
      <style:text-properties fo:font-size="8pt" officeooo:rsid="0002262d" style:font-size-asian="8pt" style:font-size-complex="8pt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officeooo:rsid="00058faf"/>
    </style:style>
    <style:style style:name="T5" style:family="text">
      <style:text-properties officeooo:rsid="0002262d"/>
    </style:style>
    <style:style style:name="T6" style:family="text">
      <style:text-properties officeooo:rsid="00032eb0"/>
    </style:style>
    <style:style style:name="T7" style:family="text">
      <style:text-properties officeooo:rsid="0011a2b4"/>
    </style:style>
    <style:style style:name="T8" style:family="text">
      <style:text-properties officeooo:rsid="00125ef2"/>
    </style:style>
    <style:style style:name="T9" style:family="text">
      <style:text-properties officeooo:rsid="0019f188"/>
    </style:style>
    <style:style style:name="T10" style:family="text">
      <style:text-properties officeooo:rsid="001bac84"/>
    </style:style>
    <style:style style:name="T11" style:family="text">
      <style:text-properties fo:font-size="9pt" style:font-size-asian="7.84999990463257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dracut</text:user-defined>“ [<text:user-defined style:data-style-name="N0" text:name="Modul_Area">SSA</text:user-defined> <text:user-defined style:data-style-name="N0" text:name="Modul_ID">1008</text:user-defined>]</text:h>
      <text:h text:style-name="Heading_20_2" text:outline-level="2">Modul Kurzbeschreibung</text:h>
      <text:p text:style-name="P2">Dieses Modul <text:span text:style-name="T9">erklärt, was die Unterschiede zwischen initrd und initramfs sind und wie ein initramfs erstellt wird. Praxis-Beispiele zeigen, wie ein initramfs um zusätzliche Module erweitert werden kann und wie ein generiertes initramfs extrahiert und analysiert werden kann.</text:span></text:p>
      <text:h text:style-name="Heading_20_2" text:outline-level="2">Dauer</text:h>
      <text:p text:style-name="P2"><text:span text:style-name="T9">1</text:span>h</text:p>
      <text:h text:style-name="Heading_20_2" text:outline-level="2">Ziele</text:h>
      <text:p text:style-name="Heading_20_3">Wissen</text:p>
      <text:list xml:id="list1786525287509208429" text:style-name="L1">
        <text:list-item>
          <text:p text:style-name="P6">Was ist ein intramfs</text:p>
        </text:list-item>
        <text:list-item>
          <text:p text:style-name="P6">Unterschiede zwischen initrd und initrams</text:p>
        </text:list-item>
        <text:list-item>
          <text:p text:style-name="P6">Konfigurations-Dateien</text:p>
        </text:list-item>
        <text:list-item>
          <text:p text:style-name="P6">Befehle zum Erstellen und Analysieren eines initramfs</text:p>
        </text:list-item>
      </text:list>
      <text:p text:style-name="Heading_20_3">Können</text:p>
      <text:list xml:id="list202609808701382" text:continue-numbering="true" text:style-name="L1">
        <text:list-item>
          <text:p text:style-name="P6">initramfs erstellen</text:p>
        </text:list-item>
        <text:list-item>
          <text:p text:style-name="P6">initramfs um zusätzliche Module ergänzen</text:p>
        </text:list-item>
        <text:list-item>
          <text:p text:style-name="P6">initramfs entpacken und analysieren</text:p>
        </text:list-item>
      </text:list>
      <text:p text:style-name="Heading_20_3">Verhalten</text:p>
      <text:list xml:id="list202609533273563" text:continue-numbering="true" text:style-name="L1">
        <text:list-item>
          <text:p text:style-name="P6">Vor Hardware-Migrationen prüfen, ob alle benötigen Module im initramfs verfügbar sind <text:span text:style-name="T10">und fehlende Module ggf. vorgängig hinzufügen!</text:span></text:p>
        </text:list-item>
      </text:list>
      <text:h text:style-name="Heading_20_2" text:outline-level="2">Voraussetzungen</text:h>
      <text:list xml:id="list9161800513129254843" text:style-name="L2">
        <text:list-item>
          <text:p text:style-name="P8">Bash Bedienung</text:p>
        </text:list-item>
        <text:list-item>
          <text:p text:style-name="P7">Grundsätzliches Verständnis über Kernel und Kernel-Module</text:p>
        </text:list-item>
      </text:list>
      <text:h text:style-name="P13" text:outline-level="2">Benutzte Dokumentation</text:h>
      <text:p text:style-name="Heading_20_3">Externe Referenzen</text:p>
      <text:list xml:id="list3731341584909366834" text:style-name="L3">
        <text:list-item>
          <text:p text:style-name="P9">Handbuch „Administration Guide - SUSE Linux Enterprise Server 12 SP1“<text:line-break/><text:span text:style-name="T6">DE: Veröffentlicht: Dezember 16, 2015 – Kapitel x<text:line-break/></text:span><text:span text:style-name="T1">https://www2.suse.com/de-de/documentation/sles-12/pdfdoc/book_sle_admin/book_sle_admin.pdf</text:span></text:p>
        </text:list-item>
        <text:list-item>
          <text:p text:style-name="P9"><text:span text:style-name="T5">Handbuch „Administration Guide - SUSE Linux Enterprise Server 12 SP1“<text:line-break/>EN: Publication date: February 18, 2016 – Kapitel 8.2<text:line-break/></text:span><text:a xlink:type="simple" xlink:href="https://www.suse.com/documentation/sles-12/pdfdoc/book_sle_admin/book_sle_admin.pdf" text:style-name="Internet_20_link" text:visited-style-name="Visited_20_Internet_20_Link"><text:span text:style-name="T2">https://www.suse.com/documentation/sles-12/pdfdoc/book_sle_admin/book_sle_admin.pdf</text:span></text:a></text:p>
        </text:list-item>
        <text:list-item>
          <text:p text:style-name="P11">Dracut - A Generic Initramfs Infrastructure<text:line-break/><text:a xlink:type="simple" xlink:href="http://linuxplumbersconf.org/2009/slides/Harald-Hoyer-dracut.pdf" text:style-name="Internet_20_link" text:visited-style-name="Visited_20_Internet_20_Link"><text:span text:style-name="T3">http://linuxplumbersconf.org/2009/slides/Harald-Hoyer-dracut.pdf</text:span></text:a></text:p>
        </text:list-item>
      </text:list>
      <text:p text:style-name="P1">Man Pages:</text:p>
      <text:list xml:id="list5739538250746203661" text:style-name="L4">
        <text:list-item>
          <text:p text:style-name="P10">man 1 lsinitrd</text:p>
        </text:list-item>
        <text:list-item>
          <text:p text:style-name="P10">man 8 dracut</text:p>
        </text:list-item>
      </text:list>
      <text:h text:style-name="P12" text:outline-level="2">Präsentation</text:h>
      <text:p text:style-name="P3">modul_<text:user-defined style:data-style-name="N0" text:name="Modul_Name">dracut</text:user-defined>_<text:user-defined style:data-style-name="N0" text:name="Modul_ID">1008</text:user-defined>_<text:span text:style-name="T8">01_slides</text:span>.odp</text:p>
      <text:h text:style-name="Heading_20_2" text:outline-level="2">Demo</text:h>
      <text:p text:style-name="P4">modul_<text:user-defined style:data-style-name="N0" text:name="Modul_Name">dracut</text:user-defined>_<text:user-defined style:data-style-name="N0" text:name="Modul_ID">1008</text:user-defined>_<text:span text:style-name="T8">02_</text:span>demo.odp</text:p>
      <text:h text:style-name="Heading_20_2" text:outline-level="2">Übung / <text:span text:style-name="T4">Hands-on</text:span></text:h>
      <text:p text:style-name="P4">modul_<text:user-defined style:data-style-name="N0" text:name="Modul_Name">dracut</text:user-defined>_<text:user-defined style:data-style-name="N0" text:name="Modul_ID">1008</text:user-defined>_<text:span text:style-name="T8">03_</text:span>handson.odp</text:p>
      <text:h text:style-name="Heading_20_2" text:outline-level="2">Erfolgskontrolle</text:h>
      <text:p text:style-name="P5"><text:span text:style-name="T7">modul_</text:span><text:span text:style-name="T7"><text:user-defined style:data-style-name="N0" text:name="Modul_Name">dracut</text:user-defined></text:span><text:span text:style-name="T7">_</text:span><text:span text:style-name="T7"><text:user-defined style:data-style-name="N0" text:name="Modul_ID">1008</text:user-defined></text:span><text:span text:style-name="T7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4T20:26:08.024494328</dc:date>
    <dc:creator>Nicolas Christener</dc:creator>
    <meta:editing-duration>P1DT5H48M34S</meta:editing-duration>
    <meta:editing-cycles>28</meta:editing-cycles>
    <meta:generator>LibreOffice/5.2.0.4$Linux_X86_64 LibreOffice_project/20m0$Build-4</meta:generator>
    <meta:document-statistic meta:table-count="0" meta:image-count="0" meta:object-count="0" meta:page-count="2" meta:paragraph-count="36" meta:word-count="185" meta:character-count="1589" meta:non-whitespace-character-count="1453"/>
    <meta:user-defined meta:name="Modul_Area">SSA</meta:user-defined>
    <meta:user-defined meta:name="Modul_ID">1008</meta:user-defined>
    <meta:user-defined meta:name="Modul_Name">dracut</meta:user-defined>
  </office:meta>
</office:document-meta>
</file>